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3.649cm" svg:height="7.196cm" svg:x="2.624cm" svg:y="0.635cm">
          <text:p/>
        </draw:rect>
        <draw:rect draw:style-name="gr2" draw:text-style-name="P1" draw:layer="layout" svg:width="22.909cm" svg:height="4.808cm" svg:x="-0.763cm" svg:y="0.63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initial-creator>Thorsten Peters</meta:initial-creator>
    <meta:creation-date>1999-05-19T09:48:09</meta:creation-date>
    <dc:creator>Thorsten Peters</dc:creator>
    <dc:date>1999-05-19T09:48:09</dc:date>
    <meta:editing-cycles>1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object-count="2"/>
  </office:meta>
</office:document-meta>
</file>